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0C400000B94A6802A82.svm"/>
  <manifest:file-entry manifest:media-type="" manifest:full-path="Pictures/2000000700001CF10000054608965EC4.svm"/>
  <manifest:file-entry manifest:media-type="" manifest:full-path="Pictures/200000070000133A00001281C807EF6B.svm"/>
  <manifest:file-entry manifest:media-type="" manifest:full-path="Pictures/2000000700001CBC0000054631A32F01.svm"/>
  <manifest:file-entry manifest:media-type="" manifest:full-path="Pictures/20000007000023A9000003BACF3F146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7" style:family="paragraph" style:parent-style-name="Standard">
      <style:paragraph-properties fo:margin-top="0cm" fo:margin-bottom="0cm" fo:text-align="justify" style:justify-single-word="false"/>
      <style:text-properties fo:font-weight="normal" style:font-weight-asian="normal" style:font-weight-complex="normal"/>
    </style:style>
    <style:style style:name="P8" style:family="paragraph" style:parent-style-name="Preformatted_20_Text">
      <style:paragraph-properties fo:margin-top="0cm" fo:margin-bottom="0.499cm" fo:line-height="125%" fo:background-color="#1c1c1c">
        <style:background-image/>
      </style:paragraph-properties>
    </style:style>
    <style:style style:name="P9" style:family="paragraph" style:parent-style-name="Preformatted_20_Text">
      <style:paragraph-properties fo:text-align="justify" style:justify-single-word="false" fo:background-color="#1c1c1c">
        <style:background-image/>
      </style:paragraph-properties>
      <style:text-properties fo:font-weight="normal" style:font-weight-asian="normal" style:font-weight-complex="normal"/>
    </style:style>
    <style:style style:name="P10" style:family="paragraph" style:parent-style-name="Preformatted_20_Text">
      <style:paragraph-properties fo:line-height="125%" fo:background-color="#1c1c1c">
        <style:background-image/>
      </style:paragraph-properties>
    </style:style>
    <style:style style:name="P11" style:family="paragraph" style:parent-style-name="Preformatted_20_Text">
      <style:paragraph-properties fo:text-align="justify" style:justify-single-word="false" fo:background-color="#1c1c1c">
        <style:background-image/>
      </style:paragraph-properties>
      <style:text-properties style:text-underline-style="none" fo:font-weight="normal" style:font-weight-asian="normal" style:font-weight-complex="normal"/>
    </style:style>
    <style:style style:name="P12" style:family="paragraph" style:parent-style-name="Preformatted_20_Text">
      <style:paragraph-properties fo:line-height="125%" fo:background-color="#1c1c1c">
        <style:background-image/>
      </style:paragraph-properties>
      <style:text-properties fo:color="#008800" fo:font-style="italic" fo:background-color="#0f140f"/>
    </style:style>
    <style:style style:name="P13" style:family="paragraph" style:parent-style-name="Preformatted_20_Text">
      <style:paragraph-properties fo:line-height="125%" fo:background-color="#1c1c1c">
        <style:background-image/>
      </style:paragraph-properties>
      <style:text-properties fo:color="#ffffff"/>
    </style:style>
    <style:style style:name="P14" style:family="paragraph" style:parent-style-name="Standard" style:list-style-name="L1">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5" style:family="paragraph" style:parent-style-name="Standard" style:list-style-name="L2">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6" style:family="paragraph" style:parent-style-name="Standard" style:list-style-name="L3">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7" style:family="paragraph" style:parent-style-name="Standard" style:list-style-name="L4">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text-align="justify" style:justify-single-word="false"/>
      <style:text-properties style:text-underline-style="none" fo:font-weight="normal" style:font-weight-asian="normal" style:font-weight-complex="normal"/>
    </style:style>
    <style:style style:name="P19" style:family="paragraph" style:parent-style-name="Standard" style:list-style-name="L5">
      <style:paragraph-properties fo:text-align="justify" style:justify-single-word="false"/>
      <style:text-properties style:text-underline-style="none" fo:font-weight="normal" style:font-weight-asian="normal" style:font-weight-complex="normal"/>
    </style:style>
    <style:style style:name="P20" style:family="paragraph" style:parent-style-name="Standard">
      <style:paragraph-properties fo:text-align="justify" style:justify-single-word="false"/>
      <style:text-properties fo:font-weight="normal" style:font-weight-asian="normal" style:font-weight-complex="normal"/>
    </style:style>
    <style:style style:name="P21" style:family="paragraph" style:parent-style-name="Standard" style:list-style-name="L6">
      <style:paragraph-properties fo:text-align="justify" style:justify-single-word="false"/>
      <style:text-properties fo:font-weight="normal" style:font-weight-asian="normal" style:font-weight-complex="normal"/>
    </style:style>
    <style:style style:name="P22" style:family="paragraph" style:parent-style-name="Preformatted_20_Text">
      <style:paragraph-properties fo:margin-top="0cm" fo:margin-bottom="0.499cm" fo:line-height="125%" fo:background-color="#1c1c1c">
        <style:background-image/>
      </style:paragraph-properties>
      <style:text-properties fo:color="#ffffff"/>
    </style:style>
    <style:style style:name="P23" style:family="paragraph" style:parent-style-name="Preformatted_20_Text">
      <style:paragraph-properties fo:margin-top="0cm" fo:margin-bottom="0.499cm" fo:line-height="125%" fo:background-color="#1c1c1c">
        <style:background-image/>
      </style:paragraph-properties>
      <style:text-properties fo:background-color="transparent"/>
    </style:style>
    <style:style style:name="P24" style:family="paragraph" style:parent-style-name="Preformatted_20_Text">
      <style:paragraph-properties fo:margin-top="0cm" fo:margin-bottom="0.499cm" fo:line-height="125%" fo:background-color="#1c1c1c">
        <style:background-image/>
      </style:paragraph-properties>
    </style:style>
    <style:style style:name="P25" style:family="paragraph" style:parent-style-name="Preformatted_20_Text">
      <style:paragraph-properties fo:text-align="justify" style:justify-single-word="false" fo:background-color="#1c1c1c">
        <style:background-image/>
      </style:paragraph-properties>
      <style:text-properties style:text-underline-style="none" fo:font-weight="normal" fo:background-color="transparent" style:font-weight-asian="normal" style:font-weight-complex="normal"/>
    </style:style>
    <style:style style:name="P26" style:family="paragraph" style:parent-style-name="Preformatted_20_Text">
      <style:paragraph-properties fo:line-height="125%" fo:background-color="#1c1c1c">
        <style:background-image/>
      </style:paragraph-properties>
      <style:text-properties fo:background-color="transparent"/>
    </style:style>
    <style:style style:name="P27" style:family="paragraph" style:parent-style-name="Preformatted_20_Text">
      <style:paragraph-properties fo:line-height="125%" fo:background-color="#1c1c1c">
        <style:background-image/>
      </style:paragraph-properties>
      <style:text-properties fo:color="#ffffff" fo:background-color="transparent"/>
    </style:style>
    <style:style style:name="P28" style:family="paragraph" style:parent-style-name="Preformatted_20_Text">
      <style:paragraph-properties fo:line-height="125%" fo:background-color="#1c1c1c">
        <style:background-image/>
      </style:paragraph-properties>
      <style:text-properties fo:color="#ffffff"/>
    </style:style>
    <style:style style:name="P29" style:family="paragraph" style:parent-style-name="Preformatted_20_Text">
      <style:paragraph-properties fo:text-align="justify" style:justify-single-word="false" fo:background-color="#1c1c1c">
        <style:background-image/>
      </style:paragraph-properties>
      <style:text-properties fo:font-weight="normal" style:font-weight-asian="normal" style:font-weight-complex="normal"/>
    </style:style>
    <style:style style:name="P30" style:family="paragraph" style:parent-style-name="Preformatted_20_Text">
      <style:paragraph-properties fo:line-height="125%" fo:background-color="#1c1c1c">
        <style:background-image/>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fo:color="#fb660a" fo:font-weight="bold"/>
    </style:style>
    <style:style style:name="T8" style:family="text">
      <style:text-properties fo:color="#fb660a" fo:font-weight="bold" style:font-weight-asian="bold" style:font-weight-complex="bold"/>
    </style:style>
    <style:style style:name="T9" style:family="text">
      <style:text-properties fo:color="#ffffff"/>
    </style:style>
    <style:style style:name="T10" style:family="text">
      <style:text-properties fo:color="#ffffff" fo:font-weight="bold" style:font-weight-asian="bold" style:font-weight-complex="bold"/>
    </style:style>
    <style:style style:name="T11" style:family="text">
      <style:text-properties fo:color="#ff0086" fo:font-weight="bold"/>
    </style:style>
    <style:style style:name="T12" style:family="text">
      <style:text-properties fo:color="#0086f7" fo:font-weight="bold"/>
    </style:style>
    <style:style style:name="T13" style:family="text">
      <style:text-properties fo:color="#0086d2"/>
    </style:style>
    <style:style style:name="T14" style:family="text">
      <style:text-properties fo:color="#008800" fo:font-style="italic" fo:background-color="#0f140f"/>
    </style:style>
    <style:style style:name="T15" style:family="text">
      <style:text-properties style:font-name="Courier New" fo:font-size="11pt" style:font-size-asian="11pt" style:font-size-complex="11pt"/>
    </style:style>
    <style:style style:name="T1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processing and multithreading in python</text:p>
      <text:p text:style-name="P2"/>
      <text:p text:style-name="P3"/>
      <text:list xml:id="list1341926046145207696" text:style-name="L1">
        <text:list-item>
          <text:p text:style-name="P14">Process versus thread</text:p>
        </text:list-item>
      </text:list>
      <text:p text:style-name="P4"/>
      <text:p text:style-name="P4">[See documentation, <text:span text:style-name="T1">Concepts – System – Cores_and_threads.odt</text:span>]</text:p>
      <text:p text:style-name="P5"><text:span text:style-name="T2">[See documentation, </text:span><text:span text:style-name="T1">Concepts – System – Process_vs_thread.odt</text:span><text:span text:style-name="T2">]</text:span></text:p>
      <text:p text:style-name="P5"><text:span text:style-name="T2">[See documentation, </text:span><text:span text:style-name="T1">Concepts – System – GIL_Python.odt</text:span><text:span text:style-name="T2">]</text:span></text:p>
      <text:p text:style-name="P3"/>
      <text:p text:style-name="P5"><text:span text:style-name="T2">Au vu de ces différentes informations, quand utiliser le </text:span><text:span text:style-name="T1">multiprocessing</text:span><text:span text:style-name="T2">, et quand utiliser le </text:span><text:span text:style-name="T1">multithreading</text:span><text:span text:style-name="T2"> ?</text:span></text:p>
      <text:p text:style-name="P3"/>
      <text:p text:style-name="P5"><text:span text:style-name="T2">&gt; Utiliser le </text:span><text:span text:style-name="T1">multiprocessing </text:span><text:span text:style-name="T2">pour les tâches </text:span><text:span text:style-name="T1">CPU-bound</text:span><text:span text:style-name="T2">, où beaucoup de traitements de données (statistiques, mathématiques...) sont demandés par le programme, où les différentes tâches n'ont pas forcément besoin de communiquer régulièrement entre elles.</text:span></text:p>
      <text:p text:style-name="P3"/>
      <text:p text:style-name="P5"><text:span text:style-name="T2">&gt; Utiliser le </text:span><text:span text:style-name="T1">multithreading </text:span><text:span text:style-name="T2">pour les tâches </text:span><text:span text:style-name="T1">I/O-bound</text:span><text:span text:style-name="T2">, où de nombreuses tâches requièrent d'attendre la complétion d'opérations sur le disque ou sur le réseau.</text:span></text:p>
      <text:p text:style-name="P3"/>
      <text:p text:style-name="P3"/>
      <text:list xml:id="list4693768141324535244" text:style-name="L2">
        <text:list-item>
          <text:p text:style-name="P15">Multiprocessing and multithreading basic syntax</text:p>
        </text:list-item>
      </text:list>
      <text:p text:style-name="P4"/>
      <text:p text:style-name="P4">Python propose des modules très simples à utiliser à la fois pour le <text:span text:style-name="T3">multiprocessing </text:span><text:span text:style-name="T4">et pour le </text:span><text:span text:style-name="T3">multithreading</text:span><text:span text:style-name="T4"> ; leurs syntaxes sont claires et très proches.</text:span></text:p>
      <text:p text:style-name="P6"/>
      <text:p text:style-name="P4"><text:span text:style-name="T4">&gt; </text:span><text:span text:style-name="T5">multiprocessing</text:span></text:p>
      <text:p text:style-name="P3"/>
      <text:p text:style-name="P9"><text:span text:style-name="T7">from</text:span> <text:span text:style-name="T9">multiprocessing</text:span> <text:span text:style-name="T7">import</text:span> <text:span text:style-name="T9">Process</text:span></text:p>
      <text:p text:style-name="P10"><text:span text:style-name="T7">import</text:span> <text:span text:style-name="T9">os</text:span></text:p>
      <text:p text:style-name="P10"/>
      <text:p text:style-name="P10"><text:span text:style-name="T7">def</text:span> <text:span text:style-name="T11">square_numbers</text:span><text:span text:style-name="T9">(n):</text:span></text:p>
      <text:p text:style-name="P10"><text:s text:c="4"/><text:span text:style-name="T7">for</text:span> <text:span text:style-name="T9">i</text:span> <text:span text:style-name="T9">in</text:span> <text:span text:style-name="T9">range(n):</text:span></text:p>
      <text:p text:style-name="P10"><text:s text:c="8"/><text:span text:style-name="T9">i</text:span> <text:span text:style-name="T9">*</text:span> <text:span text:style-name="T9">i</text:span></text:p>
      <text:p text:style-name="P10"/>
      <text:p text:style-name="P10"/>
      <text:p text:style-name="P10"><text:span text:style-name="T9">processes</text:span> <text:span text:style-name="T9">=</text:span> <text:span text:style-name="T9">[]</text:span></text:p>
      <text:p text:style-name="P10"><text:span text:style-name="T9">num_processes</text:span> <text:span text:style-name="T9">=</text:span> <text:span text:style-name="T9">os.cpu_count()</text:span></text:p>
      <text:p text:style-name="P10"/>
      <text:p text:style-name="P10"><text:span text:style-name="T7">for</text:span> <text:span text:style-name="T9">i</text:span> <text:span text:style-name="T9">in</text:span> <text:span text:style-name="T9">range(num_processes):</text:span></text:p>
      <text:p text:style-name="P10"><text:s text:c="4"/><text:span text:style-name="T9">p</text:span> <text:span text:style-name="T9">=</text:span> <text:span text:style-name="T9">Process(target=square_numbers,</text:span> <text:span text:style-name="T9">args=(</text:span><text:span text:style-name="T12">100</text:span><text:span text:style-name="T9">,))</text:span></text:p>
      <text:p text:style-name="P10"><text:s text:c="4"/><text:span text:style-name="T9">processes.append(p)</text:span></text:p>
      <text:p text:style-name="P10"/>
      <text:p text:style-name="P10"><text:span text:style-name="T7">for</text:span> <text:span text:style-name="T9">p</text:span> <text:span text:style-name="T9">in</text:span> <text:span text:style-name="T9">processes:</text:span></text:p>
      <text:p text:style-name="P10"><text:s text:c="4"/><text:span text:style-name="T9">p.start()</text:span></text:p>
      <text:p text:style-name="P10"/>
      <text:p text:style-name="P10"><text:span text:style-name="T7">for</text:span> <text:span text:style-name="T9">p</text:span> <text:span text:style-name="T9">in</text:span> <text:span text:style-name="T9">processes:</text:span></text:p>
      <text:p text:style-name="P10"><text:s text:c="4"/><text:span text:style-name="T9">p.join()</text:span></text:p>
      <text:p text:style-name="P10"/>
      <text:p text:style-name="P8"><text:span text:style-name="T9">print(</text:span><text:span text:style-name="T13">"[+] End main"</text:span><text:span text:style-name="T9">)</text:span></text:p>
      <text:p text:style-name="P3">&gt; On crée une liste qui contiendra tous nos processes.</text:p>
      <text:p text:style-name="P3">&gt; On définit le nombre de processes qu'on souhaite créer (un bon nombre est celui des CPU <text:soft-page-break/>disponibles).</text:p>
      <text:p text:style-name="P3">&gt; On crée nos processes avec le constructeur <text:span text:style-name="T1">Process() </text:span>qui prend un argument obligatoire, la fonction qu'on souhaite lancer avec le process, et éventuellement un tuple qui correspond aux arguments de la fonction.</text:p>
      <text:p text:style-name="P3">&gt; On <text:span text:style-name="T1">démarre </text:span>nos processes.</text:p>
      <text:p text:style-name="P3">&gt; On <text:span text:style-name="T1">attend </text:span>que tous les processes aient fini de s'exécuter avec <text:span text:style-name="T1">join</text:span> ; entre-temps, l'exécution du programme principal est suspendue.</text:p>
      <text:p text:style-name="P3"/>
      <text:p text:style-name="P3"/>
      <text:p text:style-name="P3">&gt; <text:span text:style-name="T6">threading</text:span></text:p>
      <text:p text:style-name="P3"/>
      <text:p text:style-name="P9"><text:span text:style-name="T7">from</text:span> <text:span text:style-name="T9">threading</text:span> <text:span text:style-name="T7">import</text:span> <text:span text:style-name="T9">Thread</text:span></text:p>
      <text:p text:style-name="P10"/>
      <text:p text:style-name="P10"><text:span text:style-name="T7">def</text:span> <text:span text:style-name="T11">square_numbers</text:span><text:span text:style-name="T9">(n):</text:span></text:p>
      <text:p text:style-name="P10"><text:s text:c="4"/><text:span text:style-name="T7">for</text:span> <text:span text:style-name="T9">i</text:span> <text:span text:style-name="T9">in</text:span> <text:span text:style-name="T9">range(n):</text:span></text:p>
      <text:p text:style-name="P10"><text:s text:c="8"/><text:span text:style-name="T9">i</text:span> <text:span text:style-name="T9">*</text:span> <text:span text:style-name="T9">i</text:span></text:p>
      <text:p text:style-name="P10"/>
      <text:p text:style-name="P10"/>
      <text:p text:style-name="P10"><text:span text:style-name="T9">threads</text:span> <text:span text:style-name="T9">=</text:span> <text:span text:style-name="T9">[]</text:span></text:p>
      <text:p text:style-name="P10"><text:span text:style-name="T9">num_threads</text:span> <text:span text:style-name="T9">=</text:span> <text:span text:style-name="T12">10</text:span></text:p>
      <text:p text:style-name="P10"/>
      <text:p text:style-name="P10"><text:span text:style-name="T7">for</text:span> <text:span text:style-name="T9">i</text:span> <text:span text:style-name="T9">in</text:span> <text:span text:style-name="T9">range(num_threads):</text:span></text:p>
      <text:p text:style-name="P10"><text:s text:c="4"/><text:span text:style-name="T9">p</text:span> <text:span text:style-name="T9">=</text:span> <text:span text:style-name="T9">Thread(target=square_numbers,</text:span> <text:span text:style-name="T9">args=(</text:span><text:span text:style-name="T12">100</text:span><text:span text:style-name="T9">,))</text:span></text:p>
      <text:p text:style-name="P10"><text:s text:c="4"/><text:span text:style-name="T9">threads.append(p)</text:span></text:p>
      <text:p text:style-name="P10"/>
      <text:p text:style-name="P10"><text:span text:style-name="T7">for</text:span> <text:span text:style-name="T9">t</text:span> <text:span text:style-name="T9">in</text:span> <text:span text:style-name="T9">threads:</text:span></text:p>
      <text:p text:style-name="P10"><text:s text:c="4"/><text:span text:style-name="T9">t.start()</text:span></text:p>
      <text:p text:style-name="P10"/>
      <text:p text:style-name="P10"><text:span text:style-name="T7">for</text:span> <text:span text:style-name="T9">t</text:span> <text:span text:style-name="T9">in</text:span> <text:span text:style-name="T9">threads:</text:span></text:p>
      <text:p text:style-name="P10"><text:s text:c="4"/><text:span text:style-name="T9">t.join()</text:span></text:p>
      <text:p text:style-name="P10"/>
      <text:p text:style-name="P8"><text:span text:style-name="T9">print(</text:span><text:span text:style-name="T13">"[+] End main"</text:span><text:span text:style-name="T9">)</text:span></text:p>
      <text:p text:style-name="P3">On voit ici que la syntaxe est presque exactement similaire au multiprocessing.</text:p>
      <text:p text:style-name="P3"/>
      <text:p text:style-name="P3"/>
      <text:list xml:id="list6054934605336442242" text:style-name="L3">
        <text:list-item>
          <text:p text:style-name="P16">Threading</text:p>
        </text:list-item>
      </text:list>
      <text:p text:style-name="P4"/>
      <text:p text:style-name="P4">&gt; <text:span text:style-name="T6">Data sharing and race conditions</text:span></text:p>
      <text:p text:style-name="P3"/>
      <text:p text:style-name="P3">Considérons le code suivant :</text:p>
      <text:p text:style-name="P3"/>
      <text:p text:style-name="P9"><text:span text:style-name="T7">from</text:span> <text:span text:style-name="T9">threading</text:span> <text:span text:style-name="T7">import</text:span> <text:span text:style-name="T9">Thread</text:span></text:p>
      <text:p text:style-name="P10"><text:span text:style-name="T7">import</text:span> <text:span text:style-name="T9">time</text:span></text:p>
      <text:p text:style-name="P10"/>
      <text:p text:style-name="P10"><text:span text:style-name="T9">database_value</text:span> <text:span text:style-name="T9">=</text:span> <text:span text:style-name="T12">0</text:span></text:p>
      <text:p text:style-name="P10"/>
      <text:p text:style-name="P10"><text:span text:style-name="T7">def</text:span> <text:span text:style-name="T11">increase</text:span><text:span text:style-name="T9">():</text:span></text:p>
      <text:p text:style-name="P10"><text:s text:c="4"/><text:span text:style-name="T7">global</text:span> <text:span text:style-name="T9">database_value</text:span></text:p>
      <text:p text:style-name="P10"/>
      <text:p text:style-name="P10"><text:s text:c="4"/><text:span text:style-name="T9">local_copy</text:span> <text:span text:style-name="T9">=</text:span> <text:span text:style-name="T9">database_value</text:span></text:p>
      <text:p text:style-name="P10"/>
      <text:p text:style-name="P10"><text:soft-page-break/><text:s text:c="4"/><text:span text:style-name="T14"># Some simulated I/O processing</text:span></text:p>
      <text:p text:style-name="P10"><text:s text:c="4"/><text:span text:style-name="T9">local_copy</text:span> <text:span text:style-name="T9">+=</text:span> <text:span text:style-name="T12">1</text:span></text:p>
      <text:p text:style-name="P10"><text:s text:c="4"/><text:span text:style-name="T9">time.sleep(</text:span><text:span text:style-name="T12">0.1</text:span><text:span text:style-name="T9">)</text:span></text:p>
      <text:p text:style-name="P10"/>
      <text:p text:style-name="P10"><text:s text:c="4"/><text:span text:style-name="T9">database_value</text:span> <text:span text:style-name="T9">=</text:span> <text:span text:style-name="T9">local_copy</text:span></text:p>
      <text:p text:style-name="P10"/>
      <text:p text:style-name="P10"><text:span text:style-name="T7">if</text:span> <text:span text:style-name="T9">__name__</text:span> <text:span text:style-name="T9">==</text:span> <text:span text:style-name="T13">"__main__"</text:span><text:span text:style-name="T9">:</text:span></text:p>
      <text:p text:style-name="P10"><text:s text:c="4"/><text:span text:style-name="T9">print(</text:span><text:span text:style-name="T13">"[*] Start value : {}"</text:span><text:span text:style-name="T9">.format(str(database_value)))</text:span></text:p>
      <text:p text:style-name="P10"/>
      <text:p text:style-name="P10"><text:s text:c="4"/><text:span text:style-name="T9">thread1</text:span> <text:span text:style-name="T9">=</text:span> <text:span text:style-name="T9">Thread(target=increase)</text:span></text:p>
      <text:p text:style-name="P10"><text:s text:c="4"/><text:span text:style-name="T9">thread2</text:span> <text:span text:style-name="T9">=</text:span> <text:span text:style-name="T9">Thread(target=increase)</text:span></text:p>
      <text:p text:style-name="P10"/>
      <text:p text:style-name="P10"><text:s text:c="4"/><text:span text:style-name="T9">thread1.start()</text:span></text:p>
      <text:p text:style-name="P10"><text:s text:c="4"/><text:span text:style-name="T9">thread2.start()</text:span></text:p>
      <text:p text:style-name="P10"><text:s text:c="4"/></text:p>
      <text:p text:style-name="P10"><text:s text:c="4"/><text:span text:style-name="T9">thread1.join()</text:span></text:p>
      <text:p text:style-name="P10"><text:s text:c="4"/><text:span text:style-name="T9">thread2.join()</text:span></text:p>
      <text:p text:style-name="P10"/>
      <text:p text:style-name="P8"><text:s text:c="4"/><text:span text:style-name="T9">print(</text:span><text:span text:style-name="T13">"[*] End value : {}"</text:span><text:span text:style-name="T9">.format(str(database_value)))</text:span></text:p>
      <text:p text:style-name="P3">Ce programme vise à simuler l'emploi de threads et, dans la fonction <text:span text:style-name="T1">increase</text:span>, des traitements I/O (représentés par la fonction <text:span text:style-name="T1">sleep</text:span>). Remarquons ici trois choses :</text:p>
      <text:p text:style-name="P3"/>
      <text:p text:style-name="P3">&gt; L'utilisation de threads est appropriée à ce programme, puisque pendant qu'une thread exécutera les opérations d'I/O (pendant le sleep donc), l'autre thread pourra travailler.</text:p>
      <text:p text:style-name="P3">&gt; Les deux threads ont accès à la donnée <text:span text:style-name="T1">database_value</text:span> sur laquelle elles travaillent, précisément car se sont des threads qui partagent donc un même espace mémoire.</text:p>
      <text:p text:style-name="P3"/>
      <text:p text:style-name="P3">&gt; Cependant, ce programme est vulnérable à une <text:span text:style-name="T1">race condition</text:span>. En effet, voici son output :</text:p>
      <text:p text:style-name="P3"><draw:frame draw:style-name="fr1" draw:name="images1" text:anchor-type="paragraph" svg:x="-0.021cm" svg:y="0.291cm" svg:width="7.408cm" svg:height="1.349cm" draw:z-index="0"><draw:image xlink:href="Pictures/2000000700001CF10000054608965EC4.svm" xlink:type="simple" xlink:show="embed" xlink:actuate="onLoad"/></draw:frame></text:p>
      <text:p text:style-name="P3">On a cependant lancé <text:span text:style-name="T1">deux </text:span>threads, et on s'attendait donc à ce que <text:span text:style-name="T1">database_value </text:span>soit <text:span text:style-name="T1">2</text:span> et pas <text:span text:style-name="T1">1</text:span>. Que s'est-il passé ici ?</text:p>
      <text:p text:style-name="P3"/>
      <text:p text:style-name="P3">&gt; La première thread s'est exécutée jusqu'au <text:span text:style-name="T1">sleep</text:span> ; database_value vaut <text:s/>0, et sa local_copy vaut 1.</text:p>
      <text:p text:style-name="P3"/>
      <text:p text:style-name="P3">&gt; La seconde thread s'est exécutée pendant que la première était en <text:span text:style-name="T1">sleep</text:span>. Cependant, database_value vaut toujours 0, et la local_copy de la seconde thread vaut donc également 1.</text:p>
      <text:p text:style-name="P3"/>
      <text:p text:style-name="P3">&gt; La première thread finit son exécution, et passe database_value à 1 ; la seconde fait exactement la même chose.</text:p>
      <text:p text:style-name="P3"/>
      <text:p text:style-name="P3">Afin d'éviter ce genre de comportement, on va faire comme en <text:span text:style-name="T1">C </text:span>et utiliser des <text:span text:style-name="T1">mutex </text:span>(<text:span text:style-name="T1">locks</text:span>). Voici le code précédent, mais cette fois-ci utilisant des <text:span text:style-name="T1">locks</text:span> :</text:p>
      <text:p text:style-name="P3"/>
      <text:p text:style-name="P9"><text:span text:style-name="T7">from</text:span> <text:span text:style-name="T9">threading</text:span> <text:span text:style-name="T7">import</text:span> <text:span text:style-name="T9">Thread,</text:span> <text:span text:style-name="T9">Lock</text:span></text:p>
      <text:p text:style-name="P10"><text:span text:style-name="T7">import</text:span> <text:span text:style-name="T9">time</text:span></text:p>
      <text:p text:style-name="P10"/>
      <text:p text:style-name="P10"><text:span text:style-name="T9">database_value</text:span> <text:span text:style-name="T9">=</text:span> <text:span text:style-name="T12">0</text:span></text:p>
      <text:p text:style-name="P10"/>
      <text:p text:style-name="P10"><text:soft-page-break/><text:span text:style-name="T7">def</text:span> <text:span text:style-name="T11">increase</text:span><text:span text:style-name="T9">(lock):</text:span></text:p>
      <text:p text:style-name="P10"><text:s text:c="4"/><text:span text:style-name="T7">global</text:span> <text:span text:style-name="T9">database_value</text:span></text:p>
      <text:p text:style-name="P10"/>
      <text:p text:style-name="P10"><text:s text:c="4"/><text:span text:style-name="T9">lock.acquire()</text:span></text:p>
      <text:p text:style-name="P10"><text:s text:c="4"/><text:span text:style-name="T9">local_copy</text:span> <text:span text:style-name="T9">=</text:span> <text:span text:style-name="T9">database_value</text:span></text:p>
      <text:p text:style-name="P10"/>
      <text:p text:style-name="P10"><text:s text:c="4"/><text:span text:style-name="T14"># Some simulated I/O processing</text:span></text:p>
      <text:p text:style-name="P10"><text:s text:c="4"/><text:span text:style-name="T9">local_copy</text:span> <text:span text:style-name="T9">+=</text:span> <text:span text:style-name="T12">1</text:span></text:p>
      <text:p text:style-name="P10"><text:s text:c="4"/><text:span text:style-name="T9">time.sleep(</text:span><text:span text:style-name="T12">0.1</text:span><text:span text:style-name="T9">)</text:span></text:p>
      <text:p text:style-name="P10"/>
      <text:p text:style-name="P10"><text:s text:c="4"/><text:span text:style-name="T9">database_value</text:span> <text:span text:style-name="T9">=</text:span> <text:span text:style-name="T9">local_copy</text:span></text:p>
      <text:p text:style-name="P10"><text:s text:c="4"/><text:span text:style-name="T9">lock.release()</text:span></text:p>
      <text:p text:style-name="P10"/>
      <text:p text:style-name="P10"><text:span text:style-name="T7">if</text:span> <text:span text:style-name="T9">__name__</text:span> <text:span text:style-name="T9">==</text:span> <text:span text:style-name="T13">"__main__"</text:span><text:span text:style-name="T9">:</text:span></text:p>
      <text:p text:style-name="P10"><text:s text:c="4"/><text:span text:style-name="T9">print(</text:span><text:span text:style-name="T13">"[*] Start value : {}"</text:span><text:span text:style-name="T9">.format(str(database_value)))</text:span></text:p>
      <text:p text:style-name="P10"/>
      <text:p text:style-name="P10"><text:s text:c="4"/><text:span text:style-name="T9">lock</text:span> <text:span text:style-name="T9">=</text:span> <text:span text:style-name="T9">Lock()</text:span></text:p>
      <text:p text:style-name="P10"/>
      <text:p text:style-name="P10"><text:s text:c="4"/><text:span text:style-name="T9">thread1</text:span> <text:span text:style-name="T9">=</text:span> <text:span text:style-name="T9">Thread(target=increase,</text:span> <text:span text:style-name="T9">args=(lock,))</text:span></text:p>
      <text:p text:style-name="P10"><text:s text:c="4"/><text:span text:style-name="T9">thread2</text:span> <text:span text:style-name="T9">=</text:span> <text:span text:style-name="T9">Thread(target=increase,</text:span> <text:span text:style-name="T9">args=(lock,))</text:span></text:p>
      <text:p text:style-name="P10"/>
      <text:p text:style-name="P10"><text:s text:c="4"/><text:span text:style-name="T9">thread1.start()</text:span></text:p>
      <text:p text:style-name="P10"><text:s text:c="4"/><text:span text:style-name="T9">thread2.start()</text:span></text:p>
      <text:p text:style-name="P10"><text:s text:c="4"/></text:p>
      <text:p text:style-name="P10"><text:s text:c="4"/><text:span text:style-name="T9">thread1.join()</text:span></text:p>
      <text:p text:style-name="P10"><text:s text:c="4"/><text:span text:style-name="T9">thread2.join()</text:span></text:p>
      <text:p text:style-name="P10"/>
      <text:p text:style-name="P8"><text:s text:c="4"/><text:span text:style-name="T9">print(</text:span><text:span text:style-name="T13">"[*] End value : {}"</text:span><text:span text:style-name="T9">.format(str(database_value)))</text:span></text:p>
      <text:p text:style-name="P3"/>
      <text:p text:style-name="P3">De manière assez instinctive, un <text:span text:style-name="T1">lock</text:span> n'a que deux méthodes : <text:span text:style-name="T1">acquire </text:span>et <text:span text:style-name="T1">release</text:span>. Une thread qui ne dispose pas du <text:span text:style-name="T1">lock </text:span>sera bloquée à la ligne <text:span text:style-name="T1">lock.acquire() </text:span>jusqu'à ce que la thread qui dispose du lock l'ait <text:span text:style-name="T1">release</text:span>. Cela permet donc de faire en sortes que les deux threads ne puissent accéder en même temps à toute la partie du code qui se situe entre <text:span text:style-name="T15">lock.acquire()</text:span> et <text:span text:style-name="T15">lock.release()</text:span>. </text:p>
      <text:p text:style-name="P3"/>
      <text:p text:style-name="P3">Dans notre cas d'exemple, la seconde thread attendra donc que la première ait mis à jour la valeur de <text:span text:style-name="T1">database_value</text:span> avant d'en créer une copie locale pour l'incrémenter ; ainsi, on a bien le résultat désiré :</text:p>
      <text:p text:style-name="P3"><draw:frame draw:style-name="fr1" draw:name="images2" text:anchor-type="paragraph" svg:x="0.085cm" svg:y="0.143cm" svg:width="7.355cm" svg:height="1.349cm" draw:z-index="1"><draw:image xlink:href="Pictures/2000000700001CBC0000054631A32F01.svm" xlink:type="simple" xlink:show="embed" xlink:actuate="onLoad"/></draw:frame></text:p>
      <text:p text:style-name="P3">Une autre syntaxe plus efficace dans l'utilisation des <text:span text:style-name="T1">locks</text:span> est d'utiliser un <text:span text:style-name="T1">with </text:span>qui vient remplacer le <text:span text:style-name="T1">acquire </text:span>et <text:span text:style-name="T1">release</text:span> :</text:p>
      <text:p text:style-name="P3"/>
      <text:p text:style-name="P9"><text:s text:c="3"/><text:span text:style-name="T7">with</text:span> <text:span text:style-name="T9">lock</text:span> <text:span text:style-name="T9">:</text:span></text:p>
      <text:p text:style-name="P10"><text:s text:c="8"/><text:span text:style-name="T9">local_copy</text:span> <text:span text:style-name="T9">=</text:span> <text:span text:style-name="T9">database_value</text:span></text:p>
      <text:p text:style-name="P10"><text:s text:c="8"/><text:span text:style-name="T14"># Some simulated I/O processing</text:span></text:p>
      <text:p text:style-name="P10"><text:s text:c="8"/><text:span text:style-name="T9">local_copy</text:span> <text:span text:style-name="T9">+=</text:span> <text:span text:style-name="T12">1</text:span></text:p>
      <text:p text:style-name="P10"><text:s text:c="8"/><text:span text:style-name="T9">time.sleep(</text:span><text:span text:style-name="T12">0.1</text:span><text:span text:style-name="T9">)</text:span></text:p>
      <text:p text:style-name="P10"/>
      <text:p text:style-name="P8"><text:s text:c="8"/><text:span text:style-name="T9">database_value</text:span> <text:span text:style-name="T9">=</text:span> <text:span text:style-name="T9">local_copy</text:span></text:p>
      <text:p text:style-name="P3"><text:soft-page-break/></text:p>
      <text:p text:style-name="P3">&gt; <text:span text:style-name="T6">Using queues</text:span></text:p>
      <text:p text:style-name="P4"/>
      <text:p text:style-name="P4">Les <text:span text:style-name="T1">queues </text:span>sont des structures de données très pratiques pour la gestion des environnements multi-threadés. Et en réalité, il ne s'agit pas de containers à utilisation générale, malgré le nom assez générique il s'agit de structures spécifiquement employées pour la gestion de threads (ou processes, voir ensuite).</text:p>
      <text:p text:style-name="P4"/>
      <text:p text:style-name="P4"/>
      <text:p text:style-name="P4">Une queue répond au principe du First In, First Out (FIFO) :</text:p>
      <text:p text:style-name="P4"/>
      <text:p text:style-name="P11"><text:span text:style-name="T7">from</text:span> <text:span text:style-name="T9">threading</text:span> <text:span text:style-name="T7">import</text:span> <text:span text:style-name="T9">Thread</text:span></text:p>
      <text:p text:style-name="P10"><text:span text:style-name="T7">from</text:span> <text:span text:style-name="T9">queue</text:span> <text:span text:style-name="T7">import</text:span> <text:span text:style-name="T9">Queue</text:span></text:p>
      <text:p text:style-name="P10"/>
      <text:p text:style-name="P10"><text:span text:style-name="T9">q</text:span> <text:span text:style-name="T9">=</text:span> <text:span text:style-name="T9">Queue()</text:span></text:p>
      <text:p text:style-name="P10"/>
      <text:p text:style-name="P10"><text:span text:style-name="T9">q.put(</text:span><text:span text:style-name="T12">1</text:span><text:span text:style-name="T9">)</text:span></text:p>
      <text:p text:style-name="P10"><text:span text:style-name="T9">q.put(</text:span><text:span text:style-name="T12">2</text:span><text:span text:style-name="T9">)</text:span></text:p>
      <text:p text:style-name="P10"><text:span text:style-name="T9">q.put(</text:span><text:span text:style-name="T12">3</text:span><text:span text:style-name="T9">)</text:span></text:p>
      <text:p text:style-name="P10"/>
      <text:p text:style-name="P12"># --&gt; 3 2 1 --&gt;</text:p>
      <text:p text:style-name="P10"><text:span text:style-name="T9">first_out</text:span> <text:span text:style-name="T9">=</text:span> <text:span text:style-name="T9">q.get()</text:span></text:p>
      <text:p text:style-name="P22">print(first_out)</text:p>
      <text:p text:style-name="P3">On voit ici que les éléments qu'on ajoute avec <text:span text:style-name="T1">put </text:span>sont placés dans la file, puis lorsqu'on les retire avec <text:span text:style-name="T1">get</text:span>, le premier placé est le premier retiré.</text:p>
      <text:p text:style-name="P3"/>
      <text:p text:style-name="P3">Voici l'utilisation typique des <text:span text:style-name="T1">queues </text:span>afin de gérer différentes <text:span text:style-name="T1">threads</text:span> :</text:p>
      <text:p text:style-name="P3"/>
      <text:p text:style-name="P9"><text:span text:style-name="T7">from</text:span> <text:span text:style-name="T9">threading</text:span> <text:span text:style-name="T7">import</text:span> <text:span text:style-name="T9">Thread,</text:span> <text:span text:style-name="T9">Lock,</text:span> <text:span text:style-name="T9">current_thread</text:span></text:p>
      <text:p text:style-name="P10"><text:span text:style-name="T7">from</text:span> <text:span text:style-name="T9">queue</text:span> <text:span text:style-name="T7">import</text:span> <text:span text:style-name="T9">Queue</text:span></text:p>
      <text:p text:style-name="P10"><text:span text:style-name="T7">import</text:span> <text:span text:style-name="T9">time</text:span></text:p>
      <text:p text:style-name="P10"/>
      <text:p text:style-name="P10"><text:span text:style-name="T7">def</text:span> <text:span text:style-name="T11">worker</text:span><text:span text:style-name="T9">(q,</text:span> <text:span text:style-name="T9">lock):</text:span></text:p>
      <text:p text:style-name="P10"><text:s text:c="4"/><text:span text:style-name="T7">while</text:span> <text:span text:style-name="T7">True</text:span><text:span text:style-name="T9">:</text:span></text:p>
      <text:p text:style-name="P10"><text:s text:c="8"/><text:span text:style-name="T9">value</text:span> <text:span text:style-name="T9">=</text:span> <text:span text:style-name="T9">q.get()</text:span></text:p>
      <text:p text:style-name="P10"/>
      <text:p text:style-name="P10"><text:s text:c="8"/><text:span text:style-name="T14"># Do some processing...</text:span></text:p>
      <text:p text:style-name="P10"><text:s text:c="8"/><text:span text:style-name="T7">with</text:span> <text:span text:style-name="T9">lock:</text:span></text:p>
      <text:p text:style-name="P10"><text:s text:c="12"/><text:span text:style-name="T9">print(f</text:span><text:span text:style-name="T13">'[*] In thread {current_thread().name} - value {value}'</text:span><text:span text:style-name="T9">)</text:span></text:p>
      <text:p text:style-name="P10"><text:s text:c="12"/><text:span text:style-name="T9">time.sleep(</text:span><text:span text:style-name="T12">0.1</text:span><text:span text:style-name="T9">)</text:span></text:p>
      <text:p text:style-name="P10"><text:s text:c="8"/><text:span text:style-name="T9">q.task_done()</text:span></text:p>
      <text:p text:style-name="P10"/>
      <text:p text:style-name="P10"><text:span text:style-name="T9">q</text:span> <text:span text:style-name="T9">=</text:span> <text:span text:style-name="T9">Queue()</text:span></text:p>
      <text:p text:style-name="P10"><text:span text:style-name="T9">lock</text:span> <text:span text:style-name="T9">=</text:span> <text:span text:style-name="T9">Lock()</text:span></text:p>
      <text:p text:style-name="P10"><text:span text:style-name="T9">num_threads</text:span> <text:span text:style-name="T9">=</text:span> <text:span text:style-name="T12">10</text:span></text:p>
      <text:p text:style-name="P10"/>
      <text:p text:style-name="P10"><text:span text:style-name="T7">for</text:span> <text:span text:style-name="T9">i</text:span> <text:span text:style-name="T9">in</text:span> <text:span text:style-name="T9">range(num_threads):</text:span></text:p>
      <text:p text:style-name="P10"><text:s text:c="4"/><text:span text:style-name="T9">thread</text:span> <text:span text:style-name="T9">=</text:span> <text:span text:style-name="T9">Thread(target=worker,</text:span> <text:span text:style-name="T9">args=(q,</text:span> <text:span text:style-name="T9">lock))</text:span></text:p>
      <text:p text:style-name="P10"><text:s text:c="4"/><text:span text:style-name="T9">thread.daemon</text:span> <text:span text:style-name="T9">=</text:span> <text:span text:style-name="T7">True</text:span></text:p>
      <text:p text:style-name="P10"><text:s text:c="4"/><text:span text:style-name="T9">thread.start()</text:span></text:p>
      <text:p text:style-name="P10"/>
      <text:p text:style-name="P10"><text:soft-page-break/><text:span text:style-name="T7">for</text:span> <text:span text:style-name="T9">i</text:span> <text:span text:style-name="T9">in</text:span> <text:span text:style-name="T9">range(</text:span><text:span text:style-name="T12">1</text:span><text:span text:style-name="T9">,</text:span><text:span text:style-name="T12">21</text:span><text:span text:style-name="T9">):</text:span></text:p>
      <text:p text:style-name="P10"><text:s text:c="4"/><text:span text:style-name="T9">q.put(i)</text:span></text:p>
      <text:p text:style-name="P10"/>
      <text:p text:style-name="P13">q.join()</text:p>
      <text:p text:style-name="P10"/>
      <text:p text:style-name="P8"><text:span text:style-name="T9">print(</text:span><text:span text:style-name="T13">"[+] Everything processed, exiting..."</text:span><text:span text:style-name="T9">)</text:span></text:p>
      <text:p text:style-name="P3">&gt; On commence par créer une <text:span text:style-name="T1">queue </text:span>vide.</text:p>
      <text:p text:style-name="P3"/>
      <text:p text:style-name="P3">&gt; On crée 10 threads qui exécutent une fonction <text:span text:style-name="T1">worker </text:span>prenant la queue en argument.</text:p>
      <text:p text:style-name="P3"/>
      <text:p text:style-name="P3">&gt; Pour le moment, la queue est vide. Toutes les threads vont bloquer à la ligne <text:span text:style-name="T1">q.get</text:span> et attendre que la queue se remplisse.</text:p>
      <text:p text:style-name="P3"/>
      <text:p text:style-name="P3">&gt; On remplit la <text:span text:style-name="T1">queue </text:span>avec 20 valeurs, puis la <text:span text:style-name="T1">main thread </text:span>va bloquer à <text:span text:style-name="T1">q.join</text:span>, qui fait attendre la queue jusqu'à ce qu'un <text:span text:style-name="T1">q.task_done </text:span>ait été émis pour chaque élément qui a été ajouté à la queue via un <text:span text:style-name="T1">put</text:span>.</text:p>
      <text:p text:style-name="P3"/>
      <text:p text:style-name="P3">&gt; Les threads s'occupent de <text:span text:style-name="T1">process </text:span>le contenu de la queue qui s'est remplie. Lorsqu'elles ont fini de process un élément de la <text:span text:style-name="T1">queue</text:span>, elles émettent un <text:span text:style-name="T1">task_done</text:span>.</text:p>
      <text:p text:style-name="P3"/>
      <text:p text:style-name="P3">&gt; Lorsque toutes les valeurs ont été traitées par nos différentes threads, la <text:span text:style-name="T1">main thread </text:span>passe le <text:span text:style-name="T1">join</text:span> et quitte.</text:p>
      <text:p text:style-name="P3"/>
      <text:p text:style-name="P3">&gt; Puisque les autres <text:span text:style-name="T1">threads </text:span>sont des <text:span text:style-name="T1">daemon threads</text:span>, elles quittent également et ne restent pas bloquées dans leur loop <text:span text:style-name="T1">while True</text:span> (si les threads n'étaient pas en mode daemon, elles auraient bloqué l'exit du programme. Il aurait fallu trouver une condition de sortie de la boucle infinie).</text:p>
      <text:p text:style-name="P3"/>
      <text:p text:style-name="P3"><draw:frame draw:style-name="fr1" draw:name="images3" text:anchor-type="paragraph" svg:x="0.019cm" svg:y="0cm" svg:width="8.387cm" svg:height="2.963cm" draw:z-index="2"><draw:image xlink:href="Pictures/20000007000020C400000B94A6802A82.svm" xlink:type="simple" xlink:show="embed" xlink:actuate="onLoad"/></draw:frame></text:p>
      <text:p text:style-name="P3"/>
      <text:p text:style-name="P3"/>
      <text:list xml:id="list485080593905934604" text:style-name="L4">
        <text:list-item>
          <text:p text:style-name="P17">Multiprocessing</text:p>
        </text:list-item>
      </text:list>
      <text:p text:style-name="P4"/>
      <text:p text:style-name="P4">&gt; <text:span text:style-name="T6">sharing values between processes</text:span></text:p>
      <text:p text:style-name="P4"><text:span text:style-name="T16"/></text:p>
      <text:p text:style-name="P4">Puisque les différents processus s'exécutent dans des espaces mémoire distincts, il est plus complexe de partager des données (lorsque les threads pouvaient simplement accéder aux données du processus qui leur était commun).</text:p>
      <text:p text:style-name="P4"/>
      <text:p text:style-name="P4">Il va nous falloir créer des variables spéciales, situées dans un espace mémoire qui sera commun aux différents processus. Il existe seulement deux types qui peuvent être utilisés pour cela :</text:p>
      <text:p text:style-name="P4"/>
      <text:list xml:id="list3285136881968465836" text:style-name="L5">
        <text:list-item>
          <text:p text:style-name="P19"><text:span text:style-name="T1">Value</text:span></text:p>
        </text:list-item>
      </text:list>
      <text:p text:style-name="P4"><text:span text:style-name="T1"/></text:p>
      <text:p text:style-name="P25"><text:span text:style-name="T8">from</text:span><text:span text:style-name="T1"> </text:span><text:span text:style-name="T10">multiprocessing</text:span><text:span text:style-name="T1"> </text:span><text:span text:style-name="T8">import</text:span><text:span text:style-name="T1"> </text:span><text:span text:style-name="T10">Process,</text:span><text:span text:style-name="T1"> </text:span><text:span text:style-name="T10">Lock,</text:span><text:span text:style-name="T1"> </text:span><text:span text:style-name="T10">Value,</text:span><text:span text:style-name="T1"> </text:span><text:span text:style-name="T10">Array</text:span></text:p>
      <text:p text:style-name="P26"><text:span text:style-name="T7">import</text:span> <text:span text:style-name="T9">os</text:span></text:p>
      <text:p text:style-name="P26"><text:soft-page-break/><text:span text:style-name="T7">import</text:span> <text:span text:style-name="T9">time</text:span></text:p>
      <text:p text:style-name="P26"/>
      <text:p text:style-name="P26"><text:span text:style-name="T7">def</text:span> <text:span text:style-name="T11">add_100</text:span><text:span text:style-name="T9">(number,</text:span> <text:span text:style-name="T9">lock):</text:span></text:p>
      <text:p text:style-name="P26"><text:s text:c="4"/><text:span text:style-name="T7">for</text:span> <text:span text:style-name="T9">i</text:span> <text:span text:style-name="T9">in</text:span> <text:span text:style-name="T9">range(</text:span><text:span text:style-name="T12">100</text:span><text:span text:style-name="T9">):</text:span></text:p>
      <text:p text:style-name="P26"><text:s text:c="8"/><text:span text:style-name="T9">time.sleep(</text:span><text:span text:style-name="T12">0.01</text:span><text:span text:style-name="T9">)</text:span></text:p>
      <text:p text:style-name="P26"><text:s text:c="8"/><text:span text:style-name="T7">with</text:span> <text:span text:style-name="T9">lock:</text:span></text:p>
      <text:p text:style-name="P26"><text:s text:c="12"/><text:span text:style-name="T9">number.value</text:span> <text:span text:style-name="T9">+=</text:span> <text:span text:style-name="T12">1</text:span></text:p>
      <text:p text:style-name="P26"/>
      <text:p text:style-name="P26"><text:span text:style-name="T9">lock</text:span> <text:span text:style-name="T9">=</text:span> <text:span text:style-name="T9">Lock()</text:span></text:p>
      <text:p text:style-name="P26"><text:span text:style-name="T9">shared_number</text:span> <text:span text:style-name="T9">=</text:span> <text:span text:style-name="T9">Value(</text:span><text:span text:style-name="T13">'i'</text:span><text:span text:style-name="T9">,</text:span> <text:span text:style-name="T12">0</text:span><text:span text:style-name="T9">)</text:span></text:p>
      <text:p text:style-name="P26"><text:span text:style-name="T9">print(f</text:span><text:span text:style-name="T13">"[*] Number at beginning is {shared_number.value}"</text:span><text:span text:style-name="T9">)</text:span></text:p>
      <text:p text:style-name="P26"/>
      <text:p text:style-name="P26"><text:span text:style-name="T9">p1</text:span> <text:span text:style-name="T9">=</text:span> <text:span text:style-name="T9">Process(target=add_100,</text:span> <text:span text:style-name="T9">args=(shared_number,</text:span> <text:span text:style-name="T9">lock))</text:span></text:p>
      <text:p text:style-name="P26"><text:span text:style-name="T9">p2</text:span> <text:span text:style-name="T9">=</text:span> <text:span text:style-name="T9">Process(target=add_100,</text:span> <text:span text:style-name="T9">args=(shared_number,</text:span> <text:span text:style-name="T9">lock))</text:span></text:p>
      <text:p text:style-name="P26"/>
      <text:p text:style-name="P27">p1.start()</text:p>
      <text:p text:style-name="P27">p2.start()</text:p>
      <text:p text:style-name="P26"/>
      <text:p text:style-name="P27">p1.join()</text:p>
      <text:p text:style-name="P27">p2.join()</text:p>
      <text:p text:style-name="P26"/>
      <text:p text:style-name="P26"><text:span text:style-name="T9">print(f</text:span><text:span text:style-name="T13">"[*] Number at end is {shared_number.value}"</text:span><text:span text:style-name="T9">)</text:span></text:p>
      <text:p text:style-name="P23"><text:span text:style-name="T9">print(</text:span><text:span text:style-name="T13">"[+] End main"</text:span><text:span text:style-name="T9">)</text:span></text:p>
      <text:p text:style-name="P3">Comme on le voit ici, <text:span text:style-name="T1">Value </text:span>nous permet de définir une simple valeur qui sera partagée entre tous les processus. Le constructeur prend en premier argument le <text:span text:style-name="T1">type </text:span>de la valeur (ici <text:span text:style-name="T1">i </text:span>signifie un entier), puis en second la valeur elle-même.</text:p>
      <text:p text:style-name="P3"/>
      <text:list xml:id="list4807696007784021643" text:style-name="L6">
        <text:list-item>
          <text:p text:style-name="P21"><text:span text:style-name="T1">Array</text:span></text:p>
        </text:list-item>
      </text:list>
      <text:p text:style-name="P3"/>
      <text:p text:style-name="P9"><text:span text:style-name="T7">from</text:span> <text:span text:style-name="T9">multiprocessing</text:span> <text:span text:style-name="T7">import</text:span> <text:span text:style-name="T9">Process,</text:span> <text:span text:style-name="T9">Lock,</text:span> <text:span text:style-name="T9">Value,</text:span> <text:span text:style-name="T9">Array</text:span></text:p>
      <text:p text:style-name="P10"><text:span text:style-name="T7">import</text:span> <text:span text:style-name="T9">os</text:span></text:p>
      <text:p text:style-name="P10"><text:span text:style-name="T7">import</text:span> <text:span text:style-name="T9">time</text:span></text:p>
      <text:p text:style-name="P10"/>
      <text:p text:style-name="P10"><text:span text:style-name="T7">def</text:span> <text:span text:style-name="T11">add_100</text:span><text:span text:style-name="T9">(array,</text:span> <text:span text:style-name="T9">lock):</text:span></text:p>
      <text:p text:style-name="P10"><text:s text:c="4"/><text:span text:style-name="T7">for</text:span> <text:span text:style-name="T9">i</text:span> <text:span text:style-name="T9">in</text:span> <text:span text:style-name="T9">range(</text:span><text:span text:style-name="T12">100</text:span><text:span text:style-name="T9">):</text:span></text:p>
      <text:p text:style-name="P10"><text:s text:c="8"/><text:span text:style-name="T9">time.sleep(</text:span><text:span text:style-name="T12">0.01</text:span><text:span text:style-name="T9">)</text:span></text:p>
      <text:p text:style-name="P10"><text:s text:c="8"/></text:p>
      <text:p text:style-name="P10"><text:s text:c="8"/><text:span text:style-name="T7">for</text:span> <text:span text:style-name="T9">i</text:span> <text:span text:style-name="T9">in</text:span> <text:span text:style-name="T9">range(len(array)):</text:span></text:p>
      <text:p text:style-name="P10"><text:s text:c="12"/><text:span text:style-name="T7">with</text:span> <text:span text:style-name="T9">lock:</text:span></text:p>
      <text:p text:style-name="P10"><text:s text:c="16"/><text:span text:style-name="T9">array[i]</text:span> <text:span text:style-name="T9">+=</text:span> <text:span text:style-name="T12">1.25</text:span></text:p>
      <text:p text:style-name="P10"/>
      <text:p text:style-name="P10"><text:span text:style-name="T9">lock</text:span> <text:span text:style-name="T9">=</text:span> <text:span text:style-name="T9">Lock()</text:span></text:p>
      <text:p text:style-name="P10"><text:span text:style-name="T9">shared_array</text:span> <text:span text:style-name="T9">=</text:span> <text:span text:style-name="T9">Array(</text:span><text:span text:style-name="T13">'d'</text:span><text:span text:style-name="T9">,</text:span> <text:span text:style-name="T9">[</text:span><text:span text:style-name="T12">0.0</text:span><text:span text:style-name="T9">,</text:span> <text:span text:style-name="T12">100.0</text:span><text:span text:style-name="T9">,</text:span> <text:span text:style-name="T12">200.0</text:span><text:span text:style-name="T9">])</text:span></text:p>
      <text:p text:style-name="P10"><text:span text:style-name="T9">print(f</text:span><text:span text:style-name="T13">"[*] Array at beginning is {shared_array[:]}"</text:span><text:span text:style-name="T9">)</text:span></text:p>
      <text:p text:style-name="P10"/>
      <text:p text:style-name="P10"><text:span text:style-name="T9">p1</text:span> <text:span text:style-name="T9">=</text:span> <text:span text:style-name="T9">Process(target=add_100,</text:span> <text:span text:style-name="T9">args=(shared_array,</text:span> <text:span text:style-name="T9">lock))</text:span></text:p>
      <text:p text:style-name="P10"><text:span text:style-name="T9">p2</text:span> <text:span text:style-name="T9">=</text:span> <text:span text:style-name="T9">Process(target=add_100,</text:span> <text:span text:style-name="T9">args=(shared_array,</text:span> <text:span text:style-name="T9">lock))</text:span></text:p>
      <text:p text:style-name="P10"/>
      <text:p text:style-name="P13">p1.start()</text:p>
      <text:p text:style-name="P13">p2.start()</text:p>
      <text:p text:style-name="P10"><text:soft-page-break/></text:p>
      <text:p text:style-name="P13">p1.join()</text:p>
      <text:p text:style-name="P13">p2.join()</text:p>
      <text:p text:style-name="P10"/>
      <text:p text:style-name="P10"><text:span text:style-name="T9">print(f</text:span><text:span text:style-name="T13">"[*] Array at end is {shared_array[:]}"</text:span><text:span text:style-name="T9">)</text:span></text:p>
      <text:p text:style-name="P8"><text:span text:style-name="T9">print(</text:span><text:span text:style-name="T13">"[+] End main"</text:span><text:span text:style-name="T9">)</text:span></text:p>
      <text:p text:style-name="P3"/>
      <text:p text:style-name="P3">&gt; <text:span text:style-name="T6">using queues</text:span></text:p>
      <text:p text:style-name="P3"/>
      <text:p text:style-name="P3">Comme pour le multithread, les <text:span text:style-name="T1">queues </text:span>peuvent être utilisées dans un cadre multiprocess. Il s'agit cependant d'une <text:span text:style-name="T1">queue </text:span>un peu différente (on ne l'importe pas du même endroit), qui est également utilisée de manière un peu différente.</text:p>
      <text:p text:style-name="P3"/>
      <text:p text:style-name="P9"><text:span text:style-name="T7">from</text:span> <text:span text:style-name="T9">multiprocessing</text:span> <text:span text:style-name="T7">import</text:span> <text:span text:style-name="T9">Process,</text:span> <text:span text:style-name="T9">Lock,</text:span> <text:span text:style-name="T9">Value,</text:span> <text:span text:style-name="T9">Array,</text:span> <text:span text:style-name="T9">Queue</text:span></text:p>
      <text:p text:style-name="P10"><text:span text:style-name="T7">import</text:span> <text:span text:style-name="T9">time</text:span></text:p>
      <text:p text:style-name="P10"/>
      <text:p text:style-name="P10"><text:span text:style-name="T7">def</text:span> <text:span text:style-name="T11">square</text:span><text:span text:style-name="T9">(numbers,</text:span> <text:span text:style-name="T9">q):</text:span></text:p>
      <text:p text:style-name="P10"><text:s text:c="4"/><text:span text:style-name="T7">for</text:span> <text:span text:style-name="T9">i</text:span> <text:span text:style-name="T9">in</text:span> <text:span text:style-name="T9">numbers:</text:span></text:p>
      <text:p text:style-name="P10"><text:s text:c="8"/><text:span text:style-name="T9">q.put(i*i)</text:span></text:p>
      <text:p text:style-name="P10"/>
      <text:p text:style-name="P10"><text:span text:style-name="T7">def</text:span> <text:span text:style-name="T11">negative</text:span><text:span text:style-name="T9">(numbers,</text:span> <text:span text:style-name="T9">q):</text:span></text:p>
      <text:p text:style-name="P10"><text:s text:c="4"/><text:span text:style-name="T7">for</text:span> <text:span text:style-name="T9">i</text:span> <text:span text:style-name="T9">in</text:span> <text:span text:style-name="T9">numbers:</text:span></text:p>
      <text:p text:style-name="P10"><text:s text:c="8"/><text:span text:style-name="T9">q.put(-</text:span><text:span text:style-name="T12">1</text:span><text:span text:style-name="T9">*i)</text:span></text:p>
      <text:p text:style-name="P10"/>
      <text:p text:style-name="P10"/>
      <text:p text:style-name="P10"><text:span text:style-name="T9">numbers</text:span> <text:span text:style-name="T9">=</text:span> <text:span text:style-name="T9">[</text:span><text:span text:style-name="T12">1</text:span><text:span text:style-name="T9">,</text:span> <text:span text:style-name="T12">2</text:span><text:span text:style-name="T9">,</text:span> <text:span text:style-name="T12">3</text:span><text:span text:style-name="T9">,</text:span> <text:span text:style-name="T12">4</text:span><text:span text:style-name="T9">,</text:span> <text:span text:style-name="T12">5</text:span><text:span text:style-name="T9">]</text:span></text:p>
      <text:p text:style-name="P10"><text:span text:style-name="T9">q</text:span> <text:span text:style-name="T9">=</text:span> <text:span text:style-name="T9">Queue()</text:span></text:p>
      <text:p text:style-name="P10"/>
      <text:p text:style-name="P10"><text:span text:style-name="T9">p1</text:span> <text:span text:style-name="T9">=</text:span> <text:span text:style-name="T9">Process(target=square,</text:span> <text:span text:style-name="T9">args=(numbers,</text:span> <text:span text:style-name="T9">q))</text:span></text:p>
      <text:p text:style-name="P10"><text:span text:style-name="T9">p2</text:span> <text:span text:style-name="T9">=</text:span> <text:span text:style-name="T9">Process(target=negative,</text:span> <text:span text:style-name="T9">args=(numbers,</text:span> <text:span text:style-name="T9">q))</text:span></text:p>
      <text:p text:style-name="P10"/>
      <text:p text:style-name="P13">p1.start()</text:p>
      <text:p text:style-name="P13">p2.start()</text:p>
      <text:p text:style-name="P10"/>
      <text:p text:style-name="P13">p1.join()</text:p>
      <text:p text:style-name="P13">p2.join()</text:p>
      <text:p text:style-name="P10"/>
      <text:p text:style-name="P10"><text:span text:style-name="T7">while</text:span> <text:span text:style-name="T9">not</text:span> <text:span text:style-name="T9">q.empty():</text:span></text:p>
      <text:p text:style-name="P10"><text:s text:c="4"/><text:span text:style-name="T9">print(f</text:span><text:span text:style-name="T13">"[*] {q.get()}"</text:span><text:span text:style-name="T9">)</text:span></text:p>
      <text:p text:style-name="P10"/>
      <text:p text:style-name="P8"><text:span text:style-name="T9">print(</text:span><text:span text:style-name="T13">"[+] End main"</text:span><text:span text:style-name="T9">)</text:span></text:p>
      <text:p text:style-name="P3">La <text:span text:style-name="T1">queue </text:span>de multiprocessing est un objet partagé en mémoire, que les deux processus peuvent librement modifier (ici en y ajoutant leurs résulats).</text:p>
      <text:p text:style-name="P3"/>
      <text:p text:style-name="P3"/>
      <text:p text:style-name="P3"/>
      <text:p text:style-name="P3"/>
      <text:p text:style-name="P3"/>
      <text:p text:style-name="P3"/>
      <text:p text:style-name="P3"/>
      <text:p text:style-name="P3"><draw:frame draw:style-name="fr1" draw:name="images4" text:anchor-type="paragraph" svg:x="-0.021cm" svg:y="0.046cm" svg:width="4.921cm" svg:height="4.738cm" draw:z-index="3"><draw:image xlink:href="Pictures/200000070000133A00001281C807EF6B.svm" xlink:type="simple" xlink:show="embed" xlink:actuate="onLoad"/></draw:frame><text:soft-page-break/></text:p>
      <text:p text:style-name="P3"/>
      <text:p text:style-name="P3"/>
      <text:p text:style-name="P3">&gt; <text:span text:style-name="T6">process pools</text:span></text:p>
      <text:p text:style-name="P3"/>
      <text:p text:style-name="P9"><text:span text:style-name="T7">from</text:span> <text:span text:style-name="T9">multiprocessing</text:span> <text:span text:style-name="T7">import</text:span> <text:span text:style-name="T9">Pool</text:span></text:p>
      <text:p text:style-name="P10"/>
      <text:p text:style-name="P10"><text:span text:style-name="T7">def</text:span> <text:span text:style-name="T11">cube</text:span><text:span text:style-name="T9">(number):</text:span></text:p>
      <text:p text:style-name="P10"><text:s text:c="4"/><text:span text:style-name="T7">return</text:span> <text:span text:style-name="T9">number</text:span> <text:span text:style-name="T9">*</text:span> <text:span text:style-name="T9">number</text:span> <text:span text:style-name="T9">*</text:span> <text:span text:style-name="T9">number</text:span></text:p>
      <text:p text:style-name="P10"/>
      <text:p text:style-name="P10"><text:span text:style-name="T9">numbers</text:span> <text:span text:style-name="T9">=</text:span> <text:span text:style-name="T9">range(</text:span><text:span text:style-name="T12">10</text:span><text:span text:style-name="T9">)</text:span></text:p>
      <text:p text:style-name="P10"><text:span text:style-name="T9">pool</text:span> <text:span text:style-name="T9">=</text:span> <text:span text:style-name="T9">Pool()</text:span></text:p>
      <text:p text:style-name="P10"/>
      <text:p text:style-name="P10"><text:span text:style-name="T9">result</text:span> <text:span text:style-name="T9">=</text:span> <text:span text:style-name="T9">pool.map(cube,</text:span> <text:span text:style-name="T9">numbers)</text:span></text:p>
      <text:p text:style-name="P10"/>
      <text:p text:style-name="P13">pool.close()</text:p>
      <text:p text:style-name="P13">pool.join()</text:p>
      <text:p text:style-name="P10"/>
      <text:p text:style-name="P22">print(result)</text:p>
      <text:p text:style-name="P3"><draw:frame draw:style-name="fr1" draw:name="images5" text:anchor-type="paragraph" svg:x="0.019cm" svg:y="-0.249cm" svg:width="9.128cm" svg:height="0.954cm" draw:z-index="4"><draw:image xlink:href="Pictures/20000007000023A9000003BACF3F146D.svm" xlink:type="simple" xlink:show="embed" xlink:actuate="onLoad"/></draw:frame></text:p>
      <text:p text:style-name="P3">Les process pools sont très puissantes. Comme on le voit dans l'exemple ci-dessus, on crée une pool de processus, puis on donne à cette <text:span text:style-name="T1">pool </text:span>une fonction et un <text:span text:style-name="T1">iterable</text:span>. La pool se chargera de :</text:p>
      <text:p text:style-name="P3"/>
      <text:p text:style-name="P3">&gt; Créer un numbre adéquat de processus (souvent notre nombre de CPU).</text:p>
      <text:p text:style-name="P3">&gt; Diviser l'iterable qu'on lui a donné en morceaux de taille égale.</text:p>
      <text:p text:style-name="P3">&gt; Faire tourner chacun des processus pour exécuter la fonction avec chaque élément de son morceau.</text:p>
      <text:p text:style-name="P3">&gt; Retourner dans un <text:span text:style-name="T1">iterable </text:span>les résultats de l'exécution de la fonction par les différents process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54M51S</meta:editing-duration>
    <meta:editing-cycles>10</meta:editing-cycles>
    <meta:generator>OpenOffice/4.1.11$Win32 OpenOffice.org_project/4111m1$Build-9808</meta:generator>
    <dc:date>2022-04-07T22:56:14</dc:date>
    <meta:document-statistic meta:table-count="0" meta:image-count="5" meta:object-count="0" meta:page-count="9" meta:paragraph-count="238" meta:word-count="1666" meta:character-count="11331"/>
    <meta:user-defined meta:name="Info 1"/>
    <meta:user-defined meta:name="Info 2"/>
    <meta:user-defined meta:name="Info 3"/>
    <meta:user-defined meta:name="Info 4"/>
  </office:meta>
</office:document-meta>
</file>